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宋体" svg:font-family="宋体"/>
    <style:font-face style:name="Calibri1" svg:font-family="Calibri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8mm"/>
    </style:style>
    <style:style style:name="co2" style:family="table-column">
      <style:table-column-properties fo:break-before="auto" style:column-width="39.95mm"/>
    </style:style>
    <style:style style:name="co3" style:family="table-column">
      <style:table-column-properties fo:break-before="auto" style:column-width="205.05mm"/>
    </style:style>
    <style:style style:name="co4" style:family="table-column">
      <style:table-column-properties fo:break-before="auto" style:column-width="34.41mm"/>
    </style:style>
    <style:style style:name="ro1" style:family="table-row">
      <style:table-row-properties style:row-height="19.05mm" fo:break-before="auto" style:use-optimal-row-height="false"/>
    </style:style>
    <style:style style:name="ro2" style:family="table-row">
      <style:table-row-properties style:row-height="16.58mm" fo:break-before="auto" style:use-optimal-row-height="false"/>
    </style:style>
    <style:style style:name="ro3" style:family="table-row">
      <style:table-row-properties style:row-height="28.93mm" fo:break-before="auto" style:use-optimal-row-height="false"/>
    </style:style>
    <style:style style:name="ro4" style:family="table-row">
      <style:table-row-properties style:row-height="26.46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7.29mm" fo:break-before="auto" style:use-optimal-row-height="false"/>
    </style:style>
    <style:style style:name="ro7" style:family="table-row">
      <style:table-row-properties style:row-height="20.9mm" fo:break-before="auto" style:use-optimal-row-height="false"/>
    </style:style>
    <style:style style:name="ro8" style:family="table-row">
      <style:table-row-properties style:row-height="10.05mm" fo:break-before="auto" style:use-optimal-row-height="false"/>
    </style:style>
    <style:style style:name="ro9" style:family="table-row">
      <style:table-row-properties style:row-height="10.58mm" fo:break-before="auto" style:use-optimal-row-height="true"/>
    </style:style>
    <style:style style:name="ro10" style:family="table-row">
      <style:table-row-properties style:row-height="50.54mm" fo:break-before="auto" style:use-optimal-row-height="false"/>
    </style:style>
    <style:style style:name="ro11" style:family="table-row">
      <style:table-row-properties style:row-height="29.6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name-asian="Calibri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name-asian="Calibri1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name-asian="Calibri1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T1" style:family="text">
      <style:text-properties style:font-style-complex="normal" style:text-position="0%" fo:font-size="12pt" fo:font-weight="normal" style:text-underline-style="none" style:text-underline-color="font-color" style:text-line-through-type="none" fo:font-style="normal" style:text-outline="false" fo:color="#000000" fo:text-shadow="none" style:font-name-asian="Calibri" style:font-size-asian="12pt" style:font-size-complex="12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" fo:font-size="12pt" fo:font-weight="normal" style:text-underline-style="none" style:text-underline-color="font-color" style:text-line-through-type="none" fo:font-style="normal" style:text-outline="false" fo:color="#000000" fo:text-shadow="none" style:font-size-asian="12pt" style:font-size-complex="12pt" style:font-weight-asian="normal" style:font-weight-complex="normal" style:font-style-asian="normal" style:font-name="宋体"/>
    </style:style>
    <style:style style:name="T3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name-asian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C客户端功能概括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通信方式</text:p>
          </table:table-cell>
          <table:table-cell table:style-name="ce5" office:value-type="string" calcext:value-type="string">
            <text:p>PC客户端主要通过浏览器，采用<text:span text:style-name="T1">https</text:span><text:span text:style-name="T2">协议，与云端服务器进行通信。</text:span></text:p>
          </table:table-cell>
          <table:table-cell table:number-columns-repeated="102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账号注册</text:p>
          </table:table-cell>
          <table:table-cell table:style-name="ce6" office:value-type="string" calcext:value-type="string">
            <text:p>用户可自助进行注册，使用邮箱、手机号进行注册，首次登陆时需要绑定微信号。可通过邮箱、手机、微信多种方式进行登陆，可修改绑定的手机号、微信号。<text:span text:style-name="T3">登陆时只用邮箱登录，手机号、微信均做辅助校验。</text:span></text:p>
          </table:table-cell>
          <table:table-cell table:number-columns-repeated="102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找回密码</text:p>
          </table:table-cell>
          <table:table-cell table:style-name="ce5" office:value-type="string" calcext:value-type="string">
            <text:p>当用户忘记密码时，使用手机、邮箱验证来重设密码。</text:p>
          </table:table-cell>
          <table:table-cell table:number-columns-repeated="102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不同角色登陆</text:p>
          </table:table-cell>
          <table:table-cell table:style-name="ce5" office:value-type="string" calcext:value-type="string">
            <text:p>当不同的角色登陆系统时，可操作的功能不通，如管理员有所有权限，普通管理员只能设置自己相关的信息，管理自己的设备。</text:p>
          </table:table-cell>
          <table:table-cell table:number-columns-repeated="1021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设备管理</text:p>
          </table:table-cell>
          <table:table-cell table:style-name="ce5" office:value-type="string" calcext:value-type="string">
            <text:p>（1）、添加设备，用户输入设备序列号后，并在设备端的触动添加按键后， 向服务器请求添加，服务端收到用户与设备的请求后，才可添加设备， 该 用户对此设备具有管理员权限。</text:p>
            <text:p>（2）、设备列表，用户可看到具有相应权限的设备，对设备进行控制，如开 门、关门；查看设备状态。如果用户对设备具有管理员权限，可对设备删除、 修改、授权。</text:p>
            <text:p>（3）、将设备进行分组，添加、或删除到相应的分组。</text:p>
          </table:table-cell>
          <table:table-cell table:number-columns-repeated="102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设备分组管理</text:p>
          </table:table-cell>
          <table:table-cell table:style-name="ce5" office:value-type="string" calcext:value-type="string">
            <text:p>将设备进行分组管理，可对分组的设备进行添加、删除，对分组的相关属性（如分组名）进行增、删、 改、查。</text:p>
          </table:table-cell>
          <table:table-cell table:number-columns-repeated="1021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策略管理</text:p>
          </table:table-cell>
          <table:table-cell table:style-name="ce6" office:value-type="string" calcext:value-type="string">
            <text:p>1、创建策略，需要指定策略关联的角色、用户、时间段、开锁方式的属性。当某用户对门进行操作 时（开门、关门），服务端通过查询策略，决定该用户是否有权限进行操作， 如符合操作条件，则下发指令对设备进行相应的操作；策略由管理员自定义。</text:p>
            <text:p>2、修改策略，修改已经存在的策略。</text:p>
            <text:p>3、删除策略，删除已创建的策略。</text:p>
          </table:table-cell>
          <table:table-cell table:style-name="ce10" office:value-type="string" calcext:value-type="string">
            <text:p>开锁方式多样，不建议作为表字段，建议做关联表.</text:p>
          </table:table-cell>
          <table:table-cell table:number-columns-repeated="102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情景模式管理</text:p>
          </table:table-cell>
          <table:table-cell table:style-name="ce5" office:value-type="string" calcext:value-type="string">
            <text:p>情景模式由管理员自定义，情景模式包含一台或多台设备、每个设备有对应的策略。当管理员切换到不通的模式，改模式包含的设备就会匹配相应的策 略，从而达到批量修改设备对应的策略。</text:p>
          </table:table-cell>
          <table:table-cell table:number-columns-repeated="1021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告警</text:p>
          </table:table-cell>
          <table:table-cell table:style-name="ce5" office:value-type="string" calcext:value-type="string">
            <text:p>用户可设置告警电话，当设备探测门锁打开异常时，如打开门后未正常关闭、暴力开锁等，主动发生短信给对应的人。</text:p>
          </table:table-cell>
          <table:table-cell table:number-columns-repeated="102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成员管理</text:p>
          </table:table-cell>
          <table:table-cell table:style-name="ce5" office:value-type="string" calcext:value-type="string">
            <text:p>展示成员列表，增加、删除成员。增加成员时，管理员填写新成员基本信息， 生成一个二维码，发给新成员，新成员微信扫描二维码进行绑定微信，完成 注册。删除成员，只是将成员移至减员库，需要时可快速恢复。</text:p>
          </table:table-cell>
          <table:table-cell table:number-columns-repeated="1021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角色管理</text:p>
          </table:table-cell>
          <table:table-cell table:style-name="ce5" office:value-type="string" calcext:value-type="string">
            <text:p>管理员可自定义多个角色，将相关的人纳入到角色中。新建策略时，指定相关角色的权限，即可为该角色的成员授予相关权限。</text:p>
            <text:p>管理员可对用户进行增、删、改、查等基本操作。</text:p>
          </table:table-cell>
          <table:table-cell table:number-columns-repeated="1021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日志管理</text:p>
          </table:table-cell>
          <table:table-cell table:style-name="ce5" office:value-type="string" calcext:value-type="string">
            <text:p>对设备、策略、分组等进行响应的操作，都需要将相关的人、操作时间、进行的哪些操作都需记录下来，可进行多条件筛选查询日志。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3" table:number-rows-spanned="1">
            <text:p>微信端功能概括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登陆</text:p>
          </table:table-cell>
          <table:table-cell table:style-name="ce6" office:value-type="string" calcext:value-type="string">
            <text:p>微信打开系统网页，发现该成员最近登陆过，则直接登陆系统进入首页，如为登陆，则让用户输入密码进行登陆。<text:span text:style-name="T3">进入首页有效时间3-5分钟，过了就需要输入密码重新登陆。</text:span></text:p>
          </table:table-cell>
          <table:table-cell table:number-columns-repeated="102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分组列表</text:p>
          </table:table-cell>
          <table:table-cell table:style-name="ce5" office:value-type="string" calcext:value-type="string">
            <text:p>登陆后，首先展示设备的分组列表，用户点击分组列表后，进入分组的设备列表，用户即可选择相应的设备，进行相应的操作。分组由用户自定义，用户可自行进行增、删、改。</text:p>
          </table:table-cell>
          <table:table-cell table:number-columns-repeated="102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紧急模式</text:p>
          </table:table-cell>
          <table:table-cell table:style-name="ce5" office:value-type="string" calcext:value-type="string">
            <text:p>紧急模式即是一种特殊的情景模式，在首页的明显位置有按钮可切换紧急模式，只有该权限的人才展示紧急模式按钮。</text:p>
          </table:table-cell>
          <table:table-cell table:number-columns-repeated="102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管理员切换情景模式</text:p>
          </table:table-cell>
          <table:table-cell table:style-name="ce5" office:value-type="string" calcext:value-type="string">
            <text:p>管理员可对设备的分组一键切换情景模式，切换模式后，该分组设备进入指定的策略进行工作。</text:p>
          </table:table-cell>
          <table:table-cell table:number-columns-repeated="1021"/>
        </table:table-row>
        <table:table-row table:style-name="ro7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申请临时密码</text:p>
          </table:table-cell>
          <table:table-cell table:style-name="ce6" office:value-type="string" calcext:value-type="string">
            <text:p>临时密码列表，显示改成员申请临时密码的记录。申请临时密码，点击扫一扫按钮，扫描门上的二维码，填写申请原因等信息，临时密码的有效时长。提交完后，等待审批。<text:span text:style-name="T3">用户操作临时密码后，直接生成就截图发给临时人员，无须审批，提交后直接可操作开门即可。</text:span></text:p>
          </table:table-cell>
          <table:table-cell table:number-columns-repeated="102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管理员临时密码审批</text:p>
          </table:table-cell>
          <table:table-cell table:style-name="ce6" office:value-type="string" calcext:value-type="string">
            <text:p>当普通用户申请完临时密码时，短信通知管理员审核临时密码，管理员查看申请人的相关信息、理由进行审批或驳回。<text:span text:style-name="T3">因每个临时密码都有日志流水记录的，所以不须去审核，如果太忙，万一没空审核呢？</text:span></text:p>
          </table:table-cell>
          <table:table-cell table:number-columns-repeated="102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管理员增加成员</text:p>
          </table:table-cell>
          <table:table-cell table:style-name="ce5" office:value-type="string" calcext:value-type="string">
            <text:p>在微信端也可进行添加新成员的操作，流程与pc端一致。</text:p>
          </table:table-cell>
          <table:table-cell table:number-columns-repeated="1021"/>
        </table:table-row>
        <table:table-row table:style-name="ro8">
          <table:table-cell table:number-columns-repeated="2"/>
          <table:table-cell table:style-name="ce7" office:value-type="string" calcext:value-type="string">
            <text:p>需要单独做一个：常开、常闭、半开、单向、解锁的页面操作。（意思是将扩展模块的功能做到微信端上）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8" office:value-type="string" calcext:value-type="string">
            <text:p>物业、公寓、社区、小区：做一个【扫一扫】就能开门的功能，针对我司做的项目去推动的，无须选设备再来发指令开门，直接扫了就开门。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硬件设备</text:p>
          </table:table-cell>
          <table:covered-table-cell table:number-columns-repeated="2" table:style-name="ce1"/>
          <table:table-cell table:number-columns-repeated="1021"/>
        </table:table-row>
        <table:table-row table:style-name="ro10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概述</text:p>
          </table:table-cell>
          <table:table-cell table:style-name="ce9" office:value-type="string" calcext:value-type="string">
            <text:p>为了增强门锁的安全性、可靠性，并进一步实现智能化，设计了一种基于蓝牙、zigbee、Wifi和GPRS的无线智能门锁控制网关Hub和门锁控制模块。该Hub可以单独使用，也可配合门锁控制模块对传统机械锁控制使用。门锁控制网关Hub由单片机、zigbee、Wifi、GPRS模块组成，门锁控制模块由zigbee、蓝牙串口模块、继电器、驱动电机、锁闩、限位开关等模块组成。设计的两个按键方便在屋内进行开锁和闭锁操作。单片机对zigbee模块传输的数据进行加密或者解密，当收到合法的开锁或闭锁命令后，单片机通过zigbee模块传送指令给门锁控制模块，从而控制继电器使电机正转或者反转，带动门闩完成开锁、闭锁操作，并通过监测限位开关和电流传感器来保证操作的准确性和安全性。当由于特殊原因，以上开门方式的条件无法满足时，例如房主人出差外地，而有人通过了主人的许可需要进入房内时，房主人可以将开门命令以手机短信的方式发送给GPRS模块实现“远程开门”。LED灯和蜂鸣器起到提示和报警作用，霍尔开关用来检测门是否关好。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门锁控制模块</text:p>
          </table:table-cell>
          <table:table-cell table:style-name="ce5" office:value-type="string" calcext:value-type="string">
            <text:p>包括控制门锁、自动门开关装置两个外接设备。门锁动作包括开、闭两个动作；自动门开关装置包括开、闭、常开、常闭；控制模块除控制两个外接设备外，还可读取设备状态。并通过zigbee、或蓝牙与HUB进行通信。</text:p>
          </table:table-cell>
          <table:table-cell table:number-columns-repeated="1021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UB</text:p>
          </table:table-cell>
          <table:table-cell table:style-name="ce6" office:value-type="string" calcext:value-type="string">
            <text:p>HUB,通过GPRS、Wi-Fi与云端服务器进行通信，采用https协议。支持zigbee等通信方式进行无线组网，连接外围设备，传输数据。HUB需要带一个门锁控制模块，使之可单独适应控制门锁，也可扩展不具备GPRS模块的外围设备。按组网按键时，门锁控制网关<text:span text:style-name="T4">Hub通过GPRS或WiFi发送组网请求指令到手机客户端，手机客户端将识别为一个二维码并反馈一个确认信号，该信号在Hub中接受后，按组网键两下，表示该控制模块确认组网成功。</text:span></text:p>
          </table:table-cell>
          <table:table-cell table:number-columns-repeated="1021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宋体" svg:font-family="宋体"/>
    <style:font-face style:name="Calibri1" svg:font-family="Calibri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fill-character> </loext:fill-character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name-asian="Calibri" style:font-family-asian="Calibri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00/00/00</text:date>, <text:time style:data-style-name="N2" text:time-value="21:07:09.75766628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23703</meta:initial-creator>
    <meta:creation-date>2017-09-01T08:36:00</meta:creation-date>
    <dc:date>2017-12-10T21:07:20.273478775</dc:date>
    <meta:generator>LibreOffice/5.1.6.2$Linux_X86_64 LibreOffice_project/10m0$Build-2</meta:generator>
    <meta:editing-duration>PT4H43M39S</meta:editing-duration>
    <meta:editing-cycles>2</meta:editing-cycles>
    <meta:document-statistic meta:table-count="1" meta:cell-count="7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2052-10.1.0.6748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